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font-size="40pt" officeooo:rsid="001ebbc4" officeooo:paragraph-rsid="001ebbc4" style:font-size-asian="35pt" style:font-size-complex="40pt"/>
    </style:style>
    <style:style style:name="P2" style:family="paragraph" style:parent-style-name="Standard">
      <style:text-properties fo:font-size="22pt" fo:font-style="italic" fo:font-weight="normal" officeooo:rsid="001ff78c" officeooo:paragraph-rsid="001ff78c" style:font-size-asian="19.25pt" style:font-style-asian="italic" style:font-weight-asian="normal" style:font-size-complex="22pt" style:font-style-complex="italic" style:font-weight-complex="normal"/>
    </style:style>
    <style:style style:name="P3" style:family="paragraph" style:parent-style-name="Standard">
      <style:text-properties fo:font-size="22pt" fo:font-style="italic" fo:font-weight="normal" officeooo:rsid="001ff78c" officeooo:paragraph-rsid="001ff78c" style:font-size-asian="19.25pt" style:font-style-asian="italic" style:font-weight-asian="normal" style:font-size-complex="22pt" style:font-style-complex="italic" style:font-weight-complex="normal"/>
    </style:style>
    <style:style style:name="P4" style:family="paragraph" style:parent-style-name="Header">
      <style:paragraph-properties fo:text-align="center" style:justify-single-word="false"/>
      <style:text-properties fo:font-size="18pt" style:text-underline-style="solid" style:text-underline-width="auto" style:text-underline-color="font-color" officeooo:rsid="001ff78c" officeooo:paragraph-rsid="001ff78c" fo:background-color="#99ccff" style:font-size-asian="15.75pt" style:font-size-complex="18pt"/>
    </style:style>
    <style:style style:name="T1" style:family="text">
      <style:text-properties fo:background-color="#ffffff" loext:char-shading-value="0"/>
    </style:style>
    <style:style style:name="T2" style:family="text">
      <style:text-properties fo:background-color="#cccccc" loext:char-shading-value="0"/>
    </style:style>
    <style:style style:name="T3" style:family="text">
      <style:text-properties officeooo:rsid="0021c61b"/>
    </style:style>
    <style:style style:name="T4" style:family="text">
      <style:text-properties officeooo:rsid="00238168"/>
    </style:style>
    <style:style style:name="T5" style:family="text">
      <style:text-properties style:text-underline-style="solid" style:text-underline-width="auto" style:text-underline-color="font-color" fo:background-color="#cccccc" loext:char-shading-value="0"/>
    </style:style>
    <style:style style:name="T6" style:family="text">
      <style:text-properties style:text-underline-style="solid" style:text-underline-width="auto" style:text-underline-color="font-color" fo:background-color="#cc66ff" loext:char-shading-value="0"/>
    </style:style>
    <style:style style:name="T7" style:family="text">
      <style:text-properties style:text-underline-style="solid" style:text-underline-width="auto" style:text-underline-color="font-color" fo:background-color="#cc66ff" loext:char-shading-value="0"/>
    </style:style>
    <style:style style:name="T8" style:family="text">
      <style:text-properties style:text-underline-style="solid" style:text-underline-width="auto" style:text-underline-color="font-color" fo:background-color="#ff9999" loext:char-shading-value="0"/>
    </style:style>
    <style:style style:name="T9" style:family="text">
      <style:text-properties style:text-underline-style="solid" style:text-underline-width="auto" style:text-underline-color="font-color" fo:background-color="#ccffff" loext:char-shading-value="0"/>
    </style:style>
    <style:style style:name="T10" style:family="text">
      <style:text-properties style:text-underline-style="solid" style:text-underline-width="auto" style:text-underline-color="font-color" fo:background-color="#99ccff" loext:char-shading-value="0"/>
    </style:style>
    <style:style style:name="T11" style:family="text">
      <style:text-properties fo:background-color="#99ccff" loext:char-shading-value="0"/>
    </style:style>
    <style:style style:name="T12" style:family="text">
      <style:text-properties officeooo:rsid="0021c61b" fo:background-color="#99ccff" loext:char-shading-value="0"/>
    </style:style>
    <style:style style:name="T13" style:family="text">
      <style:text-properties officeooo:rsid="00238168" fo:background-color="#99ccff" loext:char-shading-value="0"/>
    </style:style>
    <style:style style:name="T14" style:family="text">
      <style:text-properties officeooo:rsid="00256e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Uma vez eu viajei para uma praia chamada <text:span text:style-name="T11">Ilha do Mel </text:span>com minha família.</text:p>
      <text:p text:style-name="P2"><text:s/><text:span text:style-name="T3">Sem dúvidas foi </text:span><text:span text:style-name="T12">um dos lugares mais lindos que já visite.</text:span></text:p>
      <text:p text:style-name="P2"><text:s/><text:span text:style-name="T3">Quando fui a praia, ela não estava tão lotada como geralmente esta. A ilha é bem calma e </text:span><text:span text:style-name="T12">muito linda mesmo,</text:span><text:span text:style-name="T3"> a maioria das pessoas que estavam lá eram turistas, pois</text:span><text:span text:style-name="T12"> na Ilha do Mel se encontra vários pontos turísticos lindos como o Farol, a Gruta, a Praia encantada, o Portal, entre outros lugares lindos.</text:span></text:p>
      <text:p text:style-name="P2"><text:s/><text:span text:style-name="T3">O ponto turístico que eu mais gostei foi a Praia encantada. A </text:span><text:span text:style-name="T12">Praia encantada</text:span><text:span text:style-name="T3"> ocorre durante a noite, pois é conhecida como praia encantada por conta de que o mar brilha durante a noite por conta dos pepinos do mar.</text:span></text:p>
      <text:p text:style-name="P2"><text:s text:c="2"/><text:span text:style-name="T4">Gostei muito de passar um tempo lá, foi muito relaxante e muito bom poder passar um tempo lá com minha família. </text:span></text:p>
      <text:p text:style-name="P2"><text:s text:c="2"/><text:span text:style-name="T13">De 0 a 10 minha nota é 100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40pt" officeooo:rsid="001ebbc4" officeooo:paragraph-rsid="001ebbc4" style:font-size-asian="35pt" style:font-size-complex="40pt"/>
    </style:style>
    <style:style style:name="MP2" style:family="paragraph" style:parent-style-name="Header">
      <style:paragraph-properties fo:text-align="center" style:justify-single-word="false"/>
      <style:text-properties fo:font-size="18pt" style:text-underline-style="solid" style:text-underline-width="auto" style:text-underline-color="font-color" officeooo:rsid="001ff78c" officeooo:paragraph-rsid="001ff78c" fo:background-color="#99ccff" style:font-size-asian="15.75pt" style:font-size-complex="18pt"/>
    </style:style>
    <style:style style:name="MT1" style:family="text">
      <style:text-properties fo:background-color="#ffffff" loext:char-shading-value="0"/>
    </style:style>
    <style:style style:name="MT2" style:family="text">
      <style:text-properties style:text-underline-style="solid" style:text-underline-width="auto" style:text-underline-color="font-color" fo:background-color="#99ccff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 text:c="4"/></text:span><text:span text:style-name="MT2">RELATO DE VIAGEM</text:span></text:p>
        <text:p text:style-name="MP2">uma viagem para praia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3T14:11:32.962901197</meta:creation-date>
    <dc:date>2022-09-08T14:31:28.735215791</dc:date>
    <meta:editing-duration>PT36M2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56" meta:character-count="837" meta:non-whitespace-character-count="676"/>
  </office:meta>
</office:document-meta>
</file>